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f7de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6c68" fo:background-color="transparent"/>
    </style:style>
    <style:style style:name="P14" style:family="paragraph" style:parent-style-name="Table_20_Contents">
      <style:text-properties officeooo:paragraph-rsid="002aeff2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aeff2"/>
    </style:style>
    <style:style style:name="P20" style:family="paragraph" style:parent-style-name="Table_20_Contents">
      <style:text-properties officeooo:rsid="002ca94a" officeooo:paragraph-rsid="002ca94a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2aeff2"/>
    </style:style>
    <style:style style:name="P23" style:family="paragraph" style:parent-style-name="Table_20_Contents">
      <style:text-properties officeooo:rsid="001d9b1c" officeooo:paragraph-rsid="002aeff2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7de9"/>
    </style:style>
    <style:style style:name="T12" style:family="text">
      <style:text-properties officeooo:rsid="0020556b"/>
    </style:style>
    <style:style style:name="T13" style:family="text">
      <style:text-properties officeooo:rsid="0026e5cd"/>
    </style:style>
    <style:style style:name="T14" style:family="text">
      <style:text-properties officeooo:rsid="002aeff2"/>
    </style:style>
    <style:style style:name="T15" style:family="text">
      <style:text-properties officeooo:rsid="002d4a2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8">sp. zn. </text:span>#4556, <text:span text:style-name="T14">#5722</text:span></text:p>
      <text:p text:style-name="P21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10">Personální odbor</text:span></text:p>
            <text:p text:style-name="P15">z<text:span text:style-name="T9">a</text:span>st<text:span text:style-name="T9">o</text:span>up<text:span text:style-name="T9">ena</text:span>: <text:span text:style-name="T14">Bc. Janem Novákem </text:span><text:a xlink:type="simple" xlink:href="mailto:jan.novak@pirati.cz" text:style-name="Internet_20_link" text:visited-style-name="Visited_20_Internet_20_Link"><text:span text:style-name="T14">jan.novak@pirati.cz</text:span></text:a><text:span text:style-name="T14">, vedoucí</text:span></text:p>
            <text:p text:style-name="P18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5">kontakt: <text:span text:style-name="T12">Barbora Hradečná <text:s text:c="4"/></text:span>e-mail: <text:span text:style-name="T12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6"><text:span text:style-name="T9">Michaela Vodová</text:span> </text:p>
            <text:p text:style-name="P19"><text:span text:style-name="T14">IČO: </text:span>75937514, <text:span text:style-name="T14">místo podnikání Chlu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7">Krajský koordinátor dobrovolníků pro <text:span text:style-name="T11">kraj Vysočinu</text:span></text:p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P23">• paušální odměna za pohotovost: 1500 Kč měsíčně </text:p>
            <text:p text:style-name="P14">• hodinová odměna: <text:span text:style-name="T15">87</text:span> Kč </text:p>
            <text:p text:style-name="P14">• úkolová odměna: až <text:span text:style-name="T15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3">Od 01-05-2017 na dobu neurčito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4">01.05.2017</text:span></text:p>
      <text:p text:style-name="P6">Za zadavatele: <text:tab/><text:tab/><text:tab/>Za dodavatele: </text:p>
      <text:p text:style-name="P7"><text:span text:style-name="T14">Vladislav Tobias Esner</text:span><text:tab/><text:tab/><text:span text:style-name="T11">Mgr. Michaela Vodová</text:span></text:p>
      <text:p text:style-name="P7"/>
      <text:p text:style-name="P7"/>
      <text:p text:style-name="P6">……………................<text:tab/><text:tab/>….......…………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4-17T15:58:44.078223095</dc:date>
    <meta:editing-cycles>108</meta:editing-cycles>
    <meta:editing-duration>P24DT13H43M56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4" meta:word-count="168" meta:character-count="1288" meta:non-whitespace-character-count="1134"/>
    <meta:user-defined meta:name="Informace 1"/>
    <meta:user-defined meta:name="Informace 2"/>
    <meta:user-defined meta:name="Informace 3"/>
    <meta:user-defined meta:name="Informace 4"/>
  </office:meta>
</office:document-meta>
</file>